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ca53" officeooo:paragraph-rsid="0009ca53"/>
    </style:style>
    <style:style style:name="P2" style:family="paragraph" style:parent-style-name="Standard">
      <style:text-properties officeooo:rsid="000a4175" officeooo:paragraph-rsid="000a4175"/>
    </style:style>
    <style:style style:name="T1" style:family="text">
      <style:text-properties officeooo:rsid="000d3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MobileFaceNet_TF-master_old</text:p>
      <text:p text:style-name="Standard"/>
      <text:p text:style-name="P1">to run live video</text:p>
      <text:p text:style-name="P1"/>
      <text:p text:style-name="P1">python <text:span text:style-name="T1">facerecognition9</text:span>.py</text:p>
      <text:p text:style-name="P1"/>
      <text:p text:style-name="P1">to run stored video</text:p>
      <text:p text:style-name="P1"/>
      <text:p text:style-name="P1">python <text:span text:style-name="T1">facerecognition9</text:span>a.py –inputvideo suji</text:p>
      <text:p text:style-name="P1"/>
      <text:p text:style-name="P1">server:</text:p>
      <text:p text:style-name="P1"/>
      <text:p text:style-name="P1">python flask_server_mobile.py</text:p>
      <text:p text:style-name="P1"/>
      <text:p text:style-name="P1">client</text:p>
      <text:p text:style-name="P1"/>
      <text:p text:style-name="P1">python demo_client_mobile.py –inputfile sujitamil</text:p>
      <text:p text:style-name="P1"/>
      <text:p text:style-name="P1"/>
      <text:p text:style-name="P1">database creation from stored video</text:p>
      <text:p text:style-name="P1"/>
      <text:p text:style-name="P1">python imagecreation.py –inputvideo rajeev –personname rajeev</text:p>
      <text:p text:style-name="P1"/>
      <text:p text:style-name="P1">stored in videosets/rajeev folder</text:p>
      <text:p text:style-name="P1">to train move to datasets/trainimages folder</text:p>
      <text:p text:style-name="P1"/>
      <text:p text:style-name="P1">python imagecreationlive.py –personname tamil</text:p>
      <text:p text:style-name="P1"/>
      <text:p text:style-name="P2">python videocreationlive.py –personname tam</text:p>
      <text:p text:style-name="P2">tam.avi created in videosets fold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9:27:15.827381263</meta:creation-date>
    <dc:date>2019-11-12T09:09:00.853466783</dc:date>
    <meta:editing-duration>PT7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8" meta:character-count="523" meta:non-whitespace-character-count="481"/>
  </office:meta>
</office:document-meta>
</file>